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  <style:text-properties fo:font-size="2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ize="24pt"/>
    </style:style>
    <style:style style:name="T2" style:family="text">
      <style:text-properties fo:font-size="18pt"/>
    </style:style>
    <style:style style:name="T3" style:family="text">
      <style:text-properties fo:font-size="18pt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position="super 58%"/>
    </style:style>
    <style:style style:name="T6" style:family="text">
      <style:text-properties fo:font-size="28pt"/>
    </style:style>
    <style:style style:name="T7" style:family="text">
      <style:text-properties fo:font-size="2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hysical Setup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1 server</text:span></text:p>
                <text:list>
                  <text:list-item>
                    <text:p text:style-name="P1"><text:span text:style-name="T2">Installed software</text:span></text:p>
                  </text:list-item>
                  <text:list-item>
                    <text:p text:style-name="P1"><text:span text:style-name="T2">Can double as a score entry system for </text:span><text:span text:style-name="T3">you</text:span></text:p>
                  </text:list-item>
                  <text:list-item>
                    <text:p text:style-name="P1"><text:span text:style-name="T2">Probably will be your subjective score entry machine</text:span></text:p>
                  </text:list-item>
                  <text:list-item>
                    <text:p text:style-name="P1"><text:span text:style-name="T2">Connected to printer for printing tournament reports, brackets, and score sheets</text:span></text:p>
                  </text:list-item>
                </text:list>
              </text:list-item>
              <text:list-item>
                <text:p text:style-name="P1"><text:span text:style-name="T1">2 performance score entry</text:span></text:p>
                <text:list>
                  <text:list-item>
                    <text:p text:style-name="P1"><text:span text:style-name="T2">Requires web browser only</text:span></text:p>
                  </text:list-item>
                </text:list>
              </text:list-item>
              <text:list-item>
                <text:p text:style-name="P1"><text:span text:style-name="T1">1 display system</text:span></text:p>
                <text:list>
                  <text:list-item>
                    <text:p text:style-name="P1"><text:span text:style-name="T2">Easiest if wireless card is used he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Network Setup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ireless access point/router with 4 wired ports</text:p>
                <text:list>
                  <text:list-item>
                    <text:p text:style-name="P1">Network ESSID, encryption key and other info is labeled on the routers</text:p>
                  </text:list-item>
                  <text:list-item>
                    <text:p text:style-name="P1">Has DHCP server</text:p>
                  </text:list-item>
                </text:list>
              </text:list-item>
              <text:list-item>
                <text:p text:style-name="P1">Server and display computers wireless</text:p>
              </text:list-item>
              <text:list-item>
                <text:p text:style-name="P1">Locate the router near the score entry systems, which will be networked via traditional Ethernet cables.</text:p>
              </text:list-item>
              <text:list-item>
                <text:p text:style-name="P1">Please to minimize use of duct ta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tabase Initialization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Unzip installation package</text:p>
              </text:list-item>
              <text:list-item>
                <text:p text:style-name="P1">Start Tomcat (bin/start_tomcat.sh)</text:p>
              </text:list-item>
              <text:list-item>
                <text:p text:style-name="P1">Browse to <text:a xlink:href="http://192.168.x.x:9080/fll-sw/setup/" xlink:type="simple">http://192.168.x.x:9080/fll-sw/setup/</text:a></text:p>
              </text:list-item>
              <text:list-item>
                <text:p text:style-name="P1">Choose challenge description or upload database dum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e-tournament Preparation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From “Admin” page:</text:p>
                <text:list>
                  <text:list-item>
                    <text:p text:style-name="P1">Set the current tournament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ay of Tournament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tart server</text:p>
              </text:list-item>
              <text:list-item>
                <text:p text:style-name="P1">Start big screen display</text:p>
                <text:list>
                  <text:list-item>
                    <text:p text:style-name="P1">Set welcome message from Main Index</text:p>
                  </text:list-item>
                </text:list>
              </text:list-item>
              <text:list-item>
                <text:p text:style-name="P1">Start score entry machines and set them to the Score Entry page</text:p>
                <text:list>
                  <text:list-item>
                    <text:p>See index page for address of server</text:p>
                  </text:list-item>
                  <text:list-item>
                    <text:p>Full screen mode can be helpful (F11 shortcut key in FireFox &amp; IE)</text:p>
                  </text:list-item>
                  <text:list-item>
                    <text:p>Change font size to eliminate need to scro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Big Screen Display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elcome screen</text:p>
              </text:list-item>
              <text:list-item>
                <text:p text:style-name="P1">Scoreboard – for seeding rounds</text:p>
              </text:list-item>
              <text:list-item>
                <text:p text:style-name="P1">Slide show – in between seeding rounds</text:p>
                <text:list>
                  <text:list-item>
                    <text:p text:style-name="P1">Pictures must be loaded on server</text:p>
                  </text:list-item>
                </text:list>
              </text:list-item>
              <text:list-item>
                <text:p text:style-name="P1">Playoffs</text:p>
              </text:list-item>
              <text:list-item>
                <text:p text:style-name="P1">Other page</text:p>
              </text:list-item>
              <text:list-item>
                <text:p text:style-name="P1">Page update delay</text:p>
              </text:list-item>
              <text:list-item>
                <text:p text:style-name="P1">Sharing projector with camer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ay of Tournament (cont)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From Admin Index</text:p>
                <text:list>
                  <text:list-item>
                    <text:p text:style-name="P1">Assign Judges</text:p>
                  </text:list-item>
                  <text:list-item>
                    <text:p text:style-name="P1">Assign Table labels</text:p>
                  </text:list-item>
                  <text:list-item>
                    <text:p text:style-name="P1">Edit team data for name changes</text:p>
                  </text:list-item>
                  <text:list-item>
                    <text:p text:style-name="P1">Download subjective datafile</text:p>
                    <text:list>
                      <text:list-item>
                        <text:p text:style-name="P1">Must be done <text:span text:style-name="T4">after</text:span> judge assignment is <text:span text:style-name="T4">comple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ubjective Score Entry</text:p>
          </draw:text-box>
        </draw:frame>
        <draw:frame presentation:style-name="pr4" draw:text-style-name="P4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text:style-name="P1">Software</text:p>
                <text:list>
                  <text:list-item>
                    <text:p text:style-name="P1">Subject Scoring Application can be downloaded from Main Index</text:p>
                  </text:list-item>
                  <text:list-item>
                    <text:p text:style-name="P1">Java Runtime Environment with JAVA_HOME environment variable</text:p>
                  </text:list-item>
                </text:list>
              </text:list-item>
              <text:list-item>
                <text:p text:style-name="P1">Entering scores</text:p>
                <text:list>
                  <text:list-item>
                    <text:p text:style-name="P1">Basic tabbed spreadsheet interface</text:p>
                  </text:list-item>
                  <text:list-item>
                    <text:p text:style-name="P1">Checking that all scores are entered</text:p>
                  </text:list-item>
                  <text:list-item>
                    <text:p text:style-name="P1">Save often!</text:p>
                  </text:list-item>
                </text:list>
              </text:list-item>
              <text:list-item>
                <text:p>Tablet score entry op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erformance Score Entry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Basic entry</text:p>
              </text:list-item>
              <text:list-item>
                <text:p text:style-name="P1">Double checking and correcting scores</text:p>
              </text:list-item>
              <text:list-item>
                <text:p text:style-name="P1">Pitfalls</text:p>
                <text:list>
                  <text:list-item>
                    <text:p text:style-name="P1">Forgetting to check “double-check”</text:p>
                  </text:list-item>
                  <text:list-item>
                    <text:p text:style-name="P1">Common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Initializing Playoff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heck that seeding rounds are complete</text:p>
              </text:list-item>
              <text:list-item>
                <text:p text:style-name="P1">Initializing brackets</text:p>
              </text:list-item>
              <text:list-item>
                <text:p text:style-name="P1">Printable brackets</text:p>
              </text:list-item>
              <text:list-item>
                <text:p text:style-name="P1">Score sheet generation bracke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layoff Brackets</text:p>
          </draw:text-box>
        </draw:frame>
        <draw:frame presentation:style-name="pr4" draw:text-style-name="P4" draw:layer="layout" svg:width="25.199cm" svg:height="15.299cm" svg:x="1.4cm" svg:y="4.914cm" presentation:class="outline" presentation:user-transformed="true">
          <draw:text-box>
            <text:list text:style-name="L2">
              <text:list-item>
                <text:p text:style-name="P1">MC and Refs like a hard copy</text:p>
                <text:list>
                  <text:list-item>
                    <text:p text:style-name="P1">Use the Admin/Printable brackets (#4) from Playoffs page (this version works in Firefox or IE)</text:p>
                  </text:list-item>
                </text:list>
              </text:list-item>
              <text:list-item>
                <text:p text:style-name="P1">Score sheet generation brackets for computer display only (and to do score sheet generation, obviously)</text:p>
              </text:list-item>
              <text:list-item>
                <text:p text:style-name="P1">Big Screen Display</text:p>
                <text:list>
                  <text:list-item>
                    <text:p text:style-name="P1">Keep division and round updated so that active matches are in the left or center column</text:p>
                  </text:list-item>
                  <text:list-item>
                    <text:p text:style-name="P1">Scores/results of 1<text:span text:style-name="T5">st</text:span>/2<text:span text:style-name="T5">nd</text:span> place bracket will not display on the big sc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Tournament Reporting</text:p>
          </draw:text-box>
        </draw:frame>
        <draw:frame presentation:style-name="pr4" draw:text-style-name="P4" draw:layer="layout" svg:width="25.199cm" svg:height="14.656cm" svg:x="1.4cm" svg:y="4.914cm" presentation:class="outline" presentation:user-transformed="true">
          <draw:text-box>
            <text:list text:style-name="L2">
              <text:list-item>
                <text:p text:style-name="P1">Upload subjective datafile (from Admin page)</text:p>
              </text:list-item>
              <text:list-item>
                <text:p text:style-name="P1">Main Index -&gt; Tournament Reporting</text:p>
              </text:list-item>
              <text:list-item>
                <text:p text:style-name="P1">Must “Compute summarized scores” after changes in scores are uploaded!</text:p>
                <text:list>
                  <text:list-item>
                    <text:p text:style-name="P1">Playoff performance scores do not contribute to reports</text:p>
                  </text:list-item>
                </text:list>
              </text:list-item>
              <text:list-item>
                <text:p text:style-name="P1">Head Judge will want reports ASAP</text:p>
                <text:list>
                  <text:list-item>
                    <text:p text:style-name="P1">Don't let them rush you</text:p>
                  </text:list-item>
                  <text:list-item>
                    <text:p text:style-name="P1">Doing partial results (i.e. one division is done and they want those results – you can run th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Tournament Reporting (cont.)</text:p>
          </draw:text-box>
        </draw:frame>
        <draw:frame presentation:style-name="pr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Print out ranking report for teams, overall score report no longer goes back to te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ost-tournament Duties</text:p>
          </draw:text-box>
        </draw:frame>
        <draw:frame presentation:style-name="pr4" draw:text-style-name="P4" draw:layer="layout" svg:width="25.199cm" svg:height="14.544cm" svg:x="1.4cm" svg:y="4.914cm" presentation:class="outline" presentation:user-transformed="true">
          <draw:text-box>
            <text:list text:style-name="L2">
              <text:list-item>
                <text:p text:style-name="P1"><text:span text:style-name="T6">Tear down neatly &amp; account for all your stuff</text:span></text:p>
                <text:list>
                  <text:list-item>
                    <text:p text:style-name="P1"><text:span text:style-name="T1">Please keep the printer boxes intact</text:span></text:p>
                  </text:list-item>
                </text:list>
              </text:list-item>
              <text:list-item>
                <text:p text:style-name="P1"><text:span text:style-name="T6">Results should be sent to Jon</text:span></text:p>
                <text:list>
                  <text:list-item>
                    <text:p text:style-name="P1"><text:span text:style-name="T7">Final scores PDF</text:span></text:p>
                  </text:list-item>
                  <text:list-item>
                    <text:p text:style-name="P1"><text:span text:style-name="T7">Categorized scores </text:span></text:p>
                  </text:list-item>
                  <text:list-item>
                    <text:p text:style-name="P1"><text:span text:style-name="T7">Ranking report</text:span></text:p>
                  </text:list-item>
                  <text:list-item>
                    <text:p text:style-name="P1"><text:span text:style-name="T1">Database</text:span></text:p>
                    <text:list>
                      <text:list-item>
                        <text:p text:style-name="P1"><text:span text:style-name="T1">On the Admin page click download database and send resulting file to jpschewe@mtu.net</text:span></text:p>
                      </text:list-item>
                    </text:list>
                  </text:list-item>
                  <text:list-item>
                    <text:p text:style-name="P1"><text:span text:style-name="T1">A USB stick, if available, can be used to do an immediate backup copy before you leave the s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initial-creator>Dan Churchill</meta:initial-creator>
    <meta:creation-date>2006-11-29T00:34:04</meta:creation-date>
    <dc:date>2014-10-28T20:40:13.752416374</dc:date>
    <meta:editing-cycles>17</meta:editing-cycles>
    <meta:editing-duration>PT6H38M12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